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1663605E88158CBD.png" manifest:media-type="image/png"/>
  <manifest:file-entry manifest:full-path="Pictures/10000000000007800000043890C94ECC9B17F0B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5.238cm, 0.106cm, 0cm, 6.70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537cm, 0cm, 1.713cm, 6.593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n1" text:anchor-type="char" svg:x="-0.676cm" svg:y="0.21cm" svg:width="17.563cm" svg:height="9.266cm" draw:z-index="0"><draw:image xlink:href="Pictures/10000000000007800000043890C94ECC9B17F0BB.png" xlink:type="simple" xlink:show="embed" xlink:actuate="onLoad" draw:mime-type="image/png"/></draw:frame><draw:frame draw:style-name="fr1" draw:name="Imagen2" text:anchor-type="char" svg:x="-0.684cm" svg:y="9.578cm" svg:width="17.434cm" svg:height="5.285cm" draw:z-index="1"><draw:image xlink:href="Pictures/1000000000000780000004381663605E88158CB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30T15:56:29.666019347</meta:creation-date>
    <dc:date>2025-09-30T16:01:17.468702599</dc:date>
    <meta:editing-duration>PT4M48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4.2.3$Linux_X86_64 LibreOffice_project/40$Build-3</meta:generator>
  </office:meta>
</office:document-meta>
</file>